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01000000014C77D75F6DC67A5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Heading_20_1" style:master-page-name="Standard">
      <style:paragraph-properties style:page-number="1"/>
    </style:style>
    <style:style style:name="P4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color="#188038" style:font-name="Roboto Mono" fo:font-size="9pt" style:font-name-asian="Roboto Mono1" style:font-size-asian="9pt" style:font-name-complex="Roboto Mono1" style:font-size-complex="9pt"/>
    </style:style>
    <style:style style:name="T3" style:family="text">
      <style:text-properties fo:color="#188038" style:font-name="Roboto Mono" style:font-name-asian="Roboto Mono1" style:font-name-complex="Roboto Mono1"/>
    </style:style>
    <style:style style:name="T4" style:family="text">
      <style:text-properties style:font-name="Roboto Mono" fo:font-size="9pt" style:font-name-asian="Roboto Mono1" style:font-size-asian="9pt" style:font-name-complex="Roboto Mono1" style:font-size-complex="9pt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2umgszamudbc"/>QType</text:p>
      <text:p text:style-name="Standard"><text:span text:style-name="T1">QType is a domain-specific language (DSL) for rapid prototyping of AI applications.</text:span><text:line-break/>It is designed to help developers define modular, composable AI systems using a structured YAML-based specification. QType supports models, prompts, tools, retrievers, and flow orchestration, and is extensible for code generation or live interpretation.</text:p>
      <text:p text:style-name="P1"/>
      <text:p text:style-name="Standard"><draw:rect text:anchor-type="as-char" style:rel-width="100%" draw:z-index="0" draw:style-name="gr1" draw:text-style-name="P4" svg:width="0.0012in" svg:height="0.0213in"><text:p/></draw:rect></text:p>
      <text:p text:style-name="Heading_20_2"><text:bookmark text:name="_n48epzqnluof"/>🚀 Quick Start</text:p>
      <text:p text:style-name="Standard">Install QType:</text:p>
      <text:p text:style-name="P1"/>
      <text:p text:style-name="Standard"><text:span text:style-name="T2">pip</text:span><text:span text:style-name="T4"> </text:span><text:span text:style-name="T2">install</text:span><text:span text:style-name="T4"> </text:span><text:span text:style-name="T2">qtype[interpreter]</text:span></text:p>
      <text:p text:style-name="P1"></text:p>
      <text:p text:style-name="Standard">Create a file <text:span text:style-name="T3">hello_world.qtype.yaml</text:span> that answers a question:</text:p>
      <text:p text:style-name="P1"/>
      <text:p text:style-name="Standard"><text:span text:style-name="T2">id:</text:span><text:span text:style-name="T4"> </text:span><text:span text:style-name="T2">hello_world</text:span></text:p>
      <text:p text:style-name="Standard"><text:span text:style-name="T2">flows:</text:span></text:p>
      <text:p text:style-name="Standard"><text:span text:style-name="T4"><text:s text:c="2"/></text:span><text:span text:style-name="T2">-</text:span><text:span text:style-name="T4"> </text:span><text:span text:style-name="T2">id:</text:span><text:span text:style-name="T4"> </text:span><text:span text:style-name="T2">chat_example</text:span></text:p>
      <text:p text:style-name="Standard"><text:span text:style-name="T4"><text:s text:c="4"/></text:span><text:span text:style-name="T2">description:</text:span><text:span text:style-name="T4"> </text:span><text:span text:style-name="T2">A</text:span><text:span text:style-name="T4"> </text:span><text:span text:style-name="T2">simple</text:span><text:span text:style-name="T4"> </text:span><text:span text:style-name="T2">chat</text:span><text:span text:style-name="T4"> </text:span><text:span text:style-name="T2">flow</text:span><text:span text:style-name="T4"> </text:span><text:span text:style-name="T2">with</text:span><text:span text:style-name="T4"> </text:span><text:span text:style-name="T2">OpenAI</text:span></text:p>
      <text:p text:style-name="Standard"><text:span text:style-name="T4"><text:s text:c="4"/></text:span><text:span text:style-name="T2">mode:</text:span><text:span text:style-name="T4"> </text:span><text:span text:style-name="T2">Chat</text:span></text:p>
      <text:p text:style-name="Standard"><text:span text:style-name="T4"><text:s text:c="4"/></text:span><text:span text:style-name="T2">steps:</text:span></text:p>
      <text:p text:style-name="Standard"><text:span text:style-name="T4"><text:s text:c="6"/></text:span><text:span text:style-name="T2">-</text:span><text:span text:style-name="T4"> </text:span><text:span text:style-name="T2">id:</text:span><text:span text:style-name="T4"> </text:span><text:span text:style-name="T2">llm_inference_step</text:span></text:p>
      <text:p text:style-name="Standard"><text:span text:style-name="T4"><text:s text:c="8"/></text:span><text:span text:style-name="T2">model:</text:span><text:span text:style-name="T4"> </text:span></text:p>
      <text:p text:style-name="Standard"><text:span text:style-name="T4"><text:s text:c="10"/></text:span><text:span text:style-name="T2">id:</text:span><text:span text:style-name="T4"> </text:span><text:span text:style-name="T2">gpt-4</text:span></text:p>
      <text:p text:style-name="Standard"><text:span text:style-name="T4"><text:s text:c="10"/></text:span><text:span text:style-name="T2">provider:</text:span><text:span text:style-name="T4"> </text:span><text:span text:style-name="T2">openai</text:span></text:p>
      <text:p text:style-name="Standard"><text:span text:style-name="T4"><text:s text:c="10"/></text:span><text:span text:style-name="T2">auth:</text:span><text:span text:style-name="T4"> </text:span></text:p>
      <text:p text:style-name="Standard"><text:span text:style-name="T4"><text:s text:c="12"/></text:span><text:span text:style-name="T2">id:</text:span><text:span text:style-name="T4"> </text:span><text:span text:style-name="T2">openai_auth</text:span></text:p>
      <text:p text:style-name="Standard"><text:span text:style-name="T4"><text:s text:c="12"/></text:span><text:span text:style-name="T2">type:</text:span><text:span text:style-name="T4"> </text:span><text:span text:style-name="T2">api_key</text:span></text:p>
      <text:p text:style-name="Standard"><text:span text:style-name="T4"><text:s text:c="12"/></text:span><text:span text:style-name="T2">api_key:</text:span><text:span text:style-name="T4"> </text:span><text:span text:style-name="T2">${OPENAI_KEY}</text:span></text:p>
      <text:p text:style-name="Standard"><text:soft-page-break/><text:span text:style-name="T4"><text:s text:c="8"/></text:span><text:span text:style-name="T2">system_message:</text:span><text:span text:style-name="T4"> </text:span><text:span text:style-name="T2">|</text:span></text:p>
      <text:p text:style-name="Standard"><text:span text:style-name="T4"><text:s text:c="10"/></text:span><text:span text:style-name="T2">You</text:span><text:span text:style-name="T4"> </text:span><text:span text:style-name="T2">are</text:span><text:span text:style-name="T4"> </text:span><text:span text:style-name="T2">a</text:span><text:span text:style-name="T4"> </text:span><text:span text:style-name="T2">helpful</text:span><text:span text:style-name="T4"> </text:span><text:span text:style-name="T2">assistant.</text:span></text:p>
      <text:p text:style-name="Standard"><text:span text:style-name="T4"><text:s text:c="8"/></text:span><text:span text:style-name="T2">inputs:</text:span></text:p>
      <text:p text:style-name="Standard"><text:span text:style-name="T4"><text:s text:c="10"/></text:span><text:span text:style-name="T2">-</text:span><text:span text:style-name="T4"> </text:span><text:span text:style-name="T2">id:</text:span><text:span text:style-name="T4"> </text:span><text:span text:style-name="T2">user_message</text:span></text:p>
      <text:p text:style-name="Standard"><text:span text:style-name="T4"><text:s text:c="12"/></text:span><text:span text:style-name="T2">type:</text:span><text:span text:style-name="T4"> </text:span><text:span text:style-name="T2">ChatMessage</text:span></text:p>
      <text:p text:style-name="Standard"><text:span text:style-name="T4"><text:s text:c="8"/></text:span><text:span text:style-name="T2">outputs:</text:span></text:p>
      <text:p text:style-name="Standard"><text:span text:style-name="T4"><text:s text:c="10"/></text:span><text:span text:style-name="T2">-</text:span><text:span text:style-name="T4"> </text:span><text:span text:style-name="T2">id:</text:span><text:span text:style-name="T4"> </text:span><text:span text:style-name="T2">response</text:span></text:p>
      <text:p text:style-name="Standard"><text:span text:style-name="T4"><text:s text:c="12"/></text:span><text:span text:style-name="T2">type:</text:span><text:span text:style-name="T4"> </text:span><text:span text:style-name="T2">ChatMessage</text:span></text:p>
      <text:p text:style-name="P1"></text:p>
      <text:p text:style-name="Standard">Put your openai api key into your <text:span text:style-name="T3">.env</text:span> file:</text:p>
      <text:p text:style-name="P1"/>
      <text:p text:style-name="Standard"><text:span text:style-name="T2">echo</text:span><text:span text:style-name="T4"> </text:span><text:span text:style-name="T2">"OPENAI_KEY=sk...."</text:span><text:span text:style-name="T4"> </text:span><text:span text:style-name="T2">&gt;&gt;</text:span><text:span text:style-name="T4"> </text:span><text:span text:style-name="T2">.env</text:span></text:p>
      <text:p text:style-name="P1"></text:p>
      <text:p text:style-name="Standard">Validate it's semantic correctness:</text:p>
      <text:p text:style-name="P1"/>
      <text:p text:style-name="Standard"><text:span text:style-name="T2">qtype</text:span><text:span text:style-name="T4"> </text:span><text:span text:style-name="T2">validate</text:span><text:span text:style-name="T4"> </text:span><text:span text:style-name="T2">hello_world.qtype.yaml</text:span><text:span text:style-name="T4"> </text:span></text:p>
      <text:p text:style-name="P1"></text:p>
      <text:p text:style-name="Standard">You should see:</text:p>
      <text:p text:style-name="P1"/>
      <text:p text:style-name="Standard"><text:span text:style-name="T2">INFO:</text:span><text:span text:style-name="T4"> </text:span><text:span text:style-name="T2">✅</text:span><text:span text:style-name="T4"> </text:span><text:span text:style-name="T2">Schema</text:span><text:span text:style-name="T4"> </text:span><text:span text:style-name="T2">validation</text:span><text:span text:style-name="T4"> </text:span><text:span text:style-name="T2">successful.</text:span></text:p>
      <text:p text:style-name="Standard"><text:span text:style-name="T2">INFO:</text:span><text:span text:style-name="T4"> </text:span><text:span text:style-name="T2">✅</text:span><text:span text:style-name="T4"> </text:span><text:span text:style-name="T2">Model</text:span><text:span text:style-name="T4"> </text:span><text:span text:style-name="T2">validation</text:span><text:span text:style-name="T4"> </text:span><text:span text:style-name="T2">successful.</text:span></text:p>
      <text:p text:style-name="Standard"><text:span text:style-name="T2">INFO:</text:span><text:span text:style-name="T4"> </text:span><text:span text:style-name="T2">✅</text:span><text:span text:style-name="T4"> </text:span><text:span text:style-name="T2">Language</text:span><text:span text:style-name="T4"> </text:span><text:span text:style-name="T2">validation</text:span><text:span text:style-name="T4"> </text:span><text:span text:style-name="T2">successful</text:span></text:p>
      <text:p text:style-name="Standard"><text:span text:style-name="T2">INFO:</text:span><text:span text:style-name="T4"> </text:span><text:span text:style-name="T2">✅</text:span><text:span text:style-name="T4"> </text:span><text:span text:style-name="T2">Semantic</text:span><text:span text:style-name="T4"> </text:span><text:span text:style-name="T2">validation</text:span><text:span text:style-name="T4"> </text:span><text:span text:style-name="T2">successful</text:span></text:p>
      <text:p text:style-name="P1"></text:p>
      <text:p text:style-name="Standard">Launch the interpreter:</text:p>
      <text:p text:style-name="P1"/>
      <text:p text:style-name="Standard"><text:soft-page-break/><text:span text:style-name="T2">qtype</text:span><text:span text:style-name="T4"> </text:span><text:span text:style-name="T2">serve</text:span><text:span text:style-name="T4"> </text:span><text:span text:style-name="T2">hello_world.qtype.yaml`</text:span></text:p>
      <text:p text:style-name="P1"></text:p>
      <text:p text:style-name="Standard">And go to <text:a xlink:type="simple" xlink:href="http://localhost:8000/ui" text:style-name="ListLabel_20_10" text:visited-style-name="ListLabel_20_10"><text:span text:style-name="T5">http://localhost:8000/ui</text:span></text:a> to see the user interface for your application:</text:p>
      <text:p text:style-name="P1"/>
      <text:p text:style-name="Standard"><draw:frame draw:style-name="fr1" draw:name="image1.png" text:anchor-type="as-char" svg:width="0.6945in" svg:height="0.6945in" draw:z-index="0"><draw:image xlink:href="Pictures/1000020100000001000000014C77D75F6DC67A52.png" xlink:type="simple" xlink:show="embed" xlink:actuate="onLoad" loext:mime-type="image/png"/><svg:desc>Example UI</svg:desc></draw:frame></text:p>
      <text:p text:style-name="P1"/>
      <text:p text:style-name="Standard"><draw:rect text:anchor-type="as-char" style:rel-width="100%" draw:z-index="1" draw:style-name="gr1" draw:text-style-name="P4" svg:width="0.0012in" svg:height="0.0213in"><text:p/></draw:rect></text:p>
      <text:p text:style-name="P1"/>
      <text:p text:style-name="Standard">See the <text:a xlink:type="simple" xlink:href="https://bazaarvoice.github.io/qtype/" text:style-name="ListLabel_20_10" text:visited-style-name="ListLabel_20_10"><text:span text:style-name="T5">full docs</text:span></text:a> for more examples and guides.</text:p>
      <text:p text:style-name="Heading_20_2"><text:bookmark text:name="_2ek37j5o6yr"/>🤝 Contributing</text:p>
      <text:p text:style-name="Standard">Contributions welcome! Please follow the instructions in the <text:a xlink:type="simple" xlink:href="https://bazaarvoice.github.io/qtype/contributing/" text:style-name="ListLabel_20_10" text:visited-style-name="ListLabel_20_10"><text:span text:style-name="T5">contribution guide</text:span></text:a>.</text:p>
      <text:p text:style-name="Heading_20_2"><text:bookmark text:name="_ophbup6ginxx"/>📄 License</text:p>
      <text:p text:style-name="Standard">This project is licensed under the <text:span text:style-name="T1">MIT License</text:span>.<text:line-break/>See the <text:a xlink:type="simple" xlink:href="http://./LICENSE" text:style-name="ListLabel_20_10" text:visited-style-name="ListLabel_20_10"><text:span text:style-name="T5">LICENSE</text:span></text:a> file for details.</text:p>
      <text:p text:style-name="P1"/>
      <text:p text:style-name="Standard"><draw:rect text:anchor-type="as-char" style:rel-width="100%" draw:z-index="2" draw:style-name="gr1" draw:text-style-name="P4" svg:width="0.0012in" svg:height="0.0213in"><text:p/></draw:rect></text:p>
      <text:p text:style-name="Heading_20_2"><text:bookmark text:name="_7mu2mqgkwhql"/>🧠 Philosophy</text:p>
      <text:p text:style-name="Standard">QType is built around modularity, traceability, and rapid iteration. It aims to empower developers to quickly scaffold ideas into usable AI applications without sacrificing maintainability or control.</text:p>
      <text:p text:style-name="P1"/>
      <text:p text:style-name="Standard">Stay tuned for upcoming features like:</text:p>
      <text:p text:style-name="P1"/>
      <text:list xml:id="list3735271261" text:style-name="WWNum1">
        <text:list-item>
          <text:p text:style-name="P2">Integrated OpenTelemetry tracing</text:p>
        </text:list-item>
        <text:list-item>
          <text:p text:style-name="P2">Validation via LLM-as-a-judge</text:p>
        </text:list-item>
        <text:list-item>
          <text:p text:style-name="P2">UI hinting via input display types</text:p>
        </text:list-item>
        <text:list-item>
          <text:p text:style-name="P2">Flow state switching and conditional routing</text:p>
        </text:list-item>
      </text:list>
      <text:p text:style-name="P1"/>
      <text:p text:style-name="Standard"><draw:rect text:anchor-type="as-char" style:rel-width="100%" draw:z-index="3" draw:style-name="gr1" draw:text-style-name="P4" svg:width="0.0012in" svg:height="0.0213in"><text:p/></draw:rect></text:p>
      <text:p text:style-name="P1"><text:soft-page-break/></text:p>
      <text:p text:style-name="Standard">Happy hacking with QType! 🛠️</text:p>
      <text:p text:style-name="P1"/>
      <text:p text:style-name="Standard"><draw:frame draw:style-name="fr1" draw:name="image3.png" text:anchor-type="as-char" svg:width="0.6945in" svg:height="0.6945in" draw:z-index="0"><draw:image xlink:href="Pictures/1000020100000001000000014C77D75F6DC67A52.png" xlink:type="simple" xlink:show="embed" xlink:actuate="onLoad" loext:mime-type="image/png"/><svg:desc>Generate JSON Schema</svg:desc></draw:frame><text:s/><draw:frame draw:style-name="fr1" draw:name="image2.png" text:anchor-type="as-char" svg:width="0.6945in" svg:height="0.6945in" draw:z-index="0"><draw:image xlink:href="Pictures/1000020100000001000000014C77D75F6DC67A52.png" xlink:type="simple" xlink:show="embed" xlink:actuate="onLoad" loext:mime-type="image/png"/><svg:desc>Publish to PyPI</svg:desc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65" meta:word-count="285" meta:character-count="2085" meta:non-whitespace-character-count="1693"/>
    <meta:generator>LibreOfficeDev/6.0.5.2$Linux_X86_64 LibreOffice_project/</meta:generator>
  </office:meta>
</office:document-meta>
</file>